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ubtitle">
      <style:text-properties officeooo:rsid="0020e7c1" officeooo:paragraph-rsid="0020e7c1"/>
    </style:style>
    <style:style style:name="P2" style:family="paragraph" style:parent-style-name="Text_20_body">
      <style:text-properties officeooo:rsid="0020e7c1" officeooo:paragraph-rsid="0020e7c1"/>
    </style:style>
    <style:style style:name="P3" style:family="paragraph" style:parent-style-name="Text_20_body">
      <style:text-properties officeooo:rsid="002817ff" officeooo:paragraph-rsid="002817ff"/>
    </style:style>
    <style:style style:name="P4" style:family="paragraph" style:parent-style-name="Text_20_body">
      <style:text-properties officeooo:rsid="0029f29c" officeooo:paragraph-rsid="0029f29c"/>
    </style:style>
    <style:style style:name="P5" style:family="paragraph" style:parent-style-name="Text_20_body">
      <style:text-properties officeooo:rsid="002e590f" officeooo:paragraph-rsid="002e590f"/>
    </style:style>
    <style:style style:name="P6" style:family="paragraph" style:parent-style-name="Text_20_body">
      <style:text-properties officeooo:rsid="002fedca" officeooo:paragraph-rsid="00316f43"/>
    </style:style>
    <style:style style:name="P7" style:family="paragraph" style:parent-style-name="Text_20_body">
      <style:text-properties officeooo:rsid="00437eed" officeooo:paragraph-rsid="00437eed"/>
    </style:style>
    <style:style style:name="P8" style:family="paragraph" style:parent-style-name="Text_20_body">
      <style:paragraph-properties fo:margin-left="0in" fo:margin-right="0.3937in" fo:text-indent="0in" style:auto-text-indent="false"/>
      <style:text-properties officeooo:rsid="0029f29c" officeooo:paragraph-rsid="004902ed"/>
    </style:style>
    <style:style style:name="P9" style:family="paragraph" style:parent-style-name="Text_20_body">
      <style:paragraph-properties fo:margin-left="0in" fo:margin-right="0.3937in" fo:text-indent="0in" style:auto-text-indent="false"/>
      <style:text-properties officeooo:paragraph-rsid="003b131e"/>
    </style:style>
    <style:style style:name="P10" style:family="paragraph" style:parent-style-name="Heading_20_2">
      <style:text-properties officeooo:rsid="0020e7c1" officeooo:paragraph-rsid="0020e7c1"/>
    </style:style>
    <style:style style:name="P11" style:family="paragraph" style:parent-style-name="Heading_20_2">
      <style:text-properties officeooo:rsid="002e590f" officeooo:paragraph-rsid="002e590f"/>
    </style:style>
    <style:style style:name="P12" style:family="paragraph" style:parent-style-name="Heading_20_1">
      <style:text-properties officeooo:paragraph-rsid="002817ff"/>
    </style:style>
    <style:style style:name="P13" style:family="paragraph" style:parent-style-name="Heading_20_1">
      <style:text-properties officeooo:rsid="002fedca" officeooo:paragraph-rsid="002fedca"/>
    </style:style>
    <style:style style:name="P14" style:family="paragraph" style:parent-style-name="Title">
      <style:text-properties officeooo:rsid="0020e7c1" officeooo:paragraph-rsid="0020e7c1"/>
    </style:style>
    <style:style style:name="P15" style:family="paragraph" style:parent-style-name="Quotations">
      <style:text-properties officeooo:rsid="0020e7c1" officeooo:paragraph-rsid="0036d35a"/>
    </style:style>
    <style:style style:name="P16" style:family="paragraph" style:parent-style-name="Quotations">
      <style:text-properties officeooo:rsid="00252738" officeooo:paragraph-rsid="0025a928"/>
    </style:style>
    <style:style style:name="P17" style:family="paragraph" style:parent-style-name="Quotations">
      <style:text-properties officeooo:rsid="002817ff" officeooo:paragraph-rsid="002817ff"/>
    </style:style>
    <style:style style:name="P18" style:family="paragraph" style:parent-style-name="Quotations">
      <style:text-properties officeooo:rsid="0029f29c" officeooo:paragraph-rsid="0029f29c"/>
    </style:style>
    <style:style style:name="P19" style:family="paragraph" style:parent-style-name="Quotations">
      <style:text-properties officeooo:rsid="002bff05" officeooo:paragraph-rsid="002bff05"/>
    </style:style>
    <style:style style:name="P20" style:family="paragraph" style:parent-style-name="Quotations">
      <style:text-properties officeooo:rsid="002e590f" officeooo:paragraph-rsid="002e590f"/>
    </style:style>
    <style:style style:name="P21" style:family="paragraph" style:parent-style-name="Quotations">
      <style:text-properties officeooo:rsid="002fedca" officeooo:paragraph-rsid="002fedca"/>
    </style:style>
    <style:style style:name="P22" style:family="paragraph" style:parent-style-name="Quotations">
      <style:text-properties officeooo:rsid="00415c0d" officeooo:paragraph-rsid="00415c0d"/>
    </style:style>
    <style:style style:name="P23" style:family="paragraph" style:parent-style-name="Quotations">
      <style:paragraph-properties fo:margin-left="0in" fo:margin-right="0.3937in" fo:text-indent="0in" style:auto-text-indent="false"/>
      <style:text-properties officeooo:rsid="0022b879" officeooo:paragraph-rsid="0022b879"/>
    </style:style>
    <style:style style:name="P24" style:family="paragraph" style:parent-style-name="Quotations">
      <style:paragraph-properties fo:margin-left="0in" fo:margin-right="0.3937in" fo:text-indent="0in" style:auto-text-indent="false"/>
      <style:text-properties officeooo:rsid="002817ff" officeooo:paragraph-rsid="002817ff"/>
    </style:style>
    <style:style style:name="P25" style:family="paragraph" style:parent-style-name="Quotations">
      <style:paragraph-properties fo:margin-left="0in" fo:margin-right="0.3937in" fo:text-indent="0in" style:auto-text-indent="false"/>
      <style:text-properties officeooo:rsid="002817ff" officeooo:paragraph-rsid="002bd65d"/>
    </style:style>
    <style:style style:name="P26" style:family="paragraph" style:parent-style-name="Quotations">
      <style:paragraph-properties fo:margin-left="0in" fo:margin-right="0.3937in" fo:text-indent="0in" style:auto-text-indent="false"/>
      <style:text-properties officeooo:rsid="002817ff" officeooo:paragraph-rsid="002e590f"/>
    </style:style>
    <style:style style:name="P27" style:family="paragraph" style:parent-style-name="Quotations">
      <style:paragraph-properties fo:margin-left="0in" fo:margin-right="0.3937in" fo:text-indent="0in" style:auto-text-indent="false"/>
      <style:text-properties officeooo:rsid="002bff05" officeooo:paragraph-rsid="002bff05"/>
    </style:style>
    <style:style style:name="P28" style:family="paragraph" style:parent-style-name="Quotations">
      <style:paragraph-properties fo:margin-left="0in" fo:margin-right="0.3937in" fo:text-indent="0in" style:auto-text-indent="false"/>
      <style:text-properties officeooo:rsid="00398baf" officeooo:paragraph-rsid="00398baf"/>
    </style:style>
    <style:style style:name="P29" style:family="paragraph" style:parent-style-name="Quotations">
      <style:paragraph-properties fo:margin-left="0in" fo:margin-right="0.3937in" fo:text-indent="0in" style:auto-text-indent="false"/>
      <style:text-properties officeooo:rsid="00415c0d" officeooo:paragraph-rsid="00415c0d"/>
    </style:style>
    <style:style style:name="T1" style:family="text">
      <style:text-properties officeooo:rsid="0022386f"/>
    </style:style>
    <style:style style:name="T2" style:family="text">
      <style:text-properties officeooo:rsid="0024460f"/>
    </style:style>
    <style:style style:name="T3" style:family="text">
      <style:text-properties officeooo:rsid="0025a928"/>
    </style:style>
    <style:style style:name="T4" style:family="text">
      <style:text-properties officeooo:rsid="002817ff"/>
    </style:style>
    <style:style style:name="T5" style:family="text">
      <style:text-properties officeooo:rsid="0029f29c"/>
    </style:style>
    <style:style style:name="T6" style:family="text">
      <style:text-properties officeooo:rsid="002bd65d"/>
    </style:style>
    <style:style style:name="T7" style:family="text">
      <style:text-properties officeooo:rsid="002c2758"/>
    </style:style>
    <style:style style:name="T8" style:family="text">
      <style:text-properties officeooo:rsid="002e590f"/>
    </style:style>
    <style:style style:name="T9" style:family="text">
      <style:text-properties officeooo:rsid="002fedca"/>
    </style:style>
    <style:style style:name="T10" style:family="text">
      <style:text-properties officeooo:rsid="0038fa95"/>
    </style:style>
    <style:style style:name="T11" style:family="text">
      <style:text-properties officeooo:rsid="00398baf"/>
    </style:style>
    <style:style style:name="T12" style:family="text">
      <style:text-properties officeooo:rsid="003c014e"/>
    </style:style>
    <style:style style:name="T13" style:family="text">
      <style:text-properties officeooo:rsid="003efbd8"/>
    </style:style>
    <style:style style:name="T14" style:family="text">
      <style:text-properties officeooo:rsid="0046dd89"/>
    </style:style>
    <style:style style:name="T15" style:family="text">
      <style:text-properties officeooo:rsid="0047811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De<text:span text:style-name="T1">blog</text:span> module</text:p>
      <text:p text:style-name="P1">Модуль <text:span text:style-name="T1">логирования и </text:span>отладки</text:p>
      <text:h text:style-name="P13" text:outline-level="1">Особенности</text:h>
      <text:p text:style-name="P7">Предоставляет возможность выбора какого уровня сообщение печатать. <text:span text:style-name="T14">На</text:span>пример можно оставить вывод сообщений протокола маршрутизации </text:p>
      <text:h text:style-name="P12" text:outline-level="1"><text:span text:style-name="T4">Определения</text:span></text:h>
      <text:p text:style-name="P6">#define DB<text:span text:style-name="T13">UG</text:span>_UART_SPEED 921600</text:p>
      <text:p text:style-name="Quotations">300; 600; 1200; 2400; 4800; 9600; 19200; 38400; 57600; 115200; 230400; 460800; 921600</text:p>
      <text:p text:style-name="P4">#define DBLG_BITPOS(n) (1&lt;&lt;(n))</text:p>
      <text:p text:style-name="P18">Для внутренних нужд.</text:p>
      <text:p text:style-name="P3">#define ASSERT_ENABLE yes</text:p>
      <text:p text:style-name="P17">Разрешает проводить проверки макр<text:span text:style-name="T7">о</text:span>сом ASSERT</text:p>
      <text:p text:style-name="P24">#define LOGGER_ENABLE yes</text:p>
      <text:p text:style-name="P17">Разрешает вывод логов.</text:p>
      <text:p text:style-name="P26">#define <text:span text:style-name="T8">FAILURE</text:span>_<text:span text:style-name="T8">RESET</text:span> yes</text:p>
      <text:p text:style-name="P20">Перезапускает микроконтроллер в случаи отказа системы, в противном случаи программа переходит в вечный цикл.</text:p>
      <text:p text:style-name="P25">enum {LOG_INFO <text:span text:style-name="T5">= DBLG_BITPOS(0) </text:span>, LOG_WARNING <text:span text:style-name="T6">= DBLG_BITPOS(1)</text:span>, LOG_ALARM <text:span text:style-name="T6">= DBLG_BITPOS(2)</text:span>, LOG_RADIO <text:span text:style-name="T6">= DBLG_BITPOS(3)</text:span>…}</text:p>
      <text:p text:style-name="P17">Перечень уровней логирования. Пользователь может добавлять свои определения.</text:p>
      <text:p text:style-name="P27">#define ACTIVE_LOGGER_LEVELS (<text:span text:style-name="T4">LOG_INFO </text:span>|| <text:span text:style-name="T4">LOG_RADIO</text:span>)</text:p>
      <text:p text:style-name="P19">Список активных уровней логирования</text:p>
      <text:p text:style-name="P29">#define DEBUG_PRINT(message) do { <text:span text:style-name="T15">dbg_</text:span>printf(message);}</text:p>
      <text:p text:style-name="P22">Реализация печати</text:p>
      <text:h text:style-name="P10" text:outline-level="2">Макросы</text:h>
      <text:p text:style-name="P2">ASSERT(condition, message)</text:p>
      <text:p text:style-name="P15"><text:soft-page-break/>Вывод сообщения если условие ложно. <text:span text:style-name="T2">В собщение добавляется время, имя файла и номер строки. Происходит вызов SYSTEM_FAILURE. </text:span></text:p>
      <text:p text:style-name="P23">LOG(<text:span text:style-name="T10">level</text:span>, message)</text:p>
      <text:p text:style-name="P16"><text:span text:style-name="T13">В</text:span>ывод сообщени<text:span text:style-name="T11">й</text:span>, <text:span text:style-name="T3">если уровень логгирования активен. <text:s/>В сообщение добавляется время. </text:span></text:p>
      <text:p text:style-name="P28"/>
      <text:h text:style-name="P11" text:outline-level="2">Процедуры</text:h>
      <text:p text:style-name="P5">SYSTEM_FAILURE(char* file, char* line, char* message)</text:p>
      <text:p text:style-name="P20">В случаи наступления непредвиденой ситуации в коде программы(буфер полон, переферия выдала не верный ответ и т.д.), управление можно передать этой процедуре. </text:p>
      <text:p text:style-name="P8"><text:span text:style-name="T15">dbg_printf(message)</text:span></text:p>
      <text:p text:style-name="P21">Процедура <text:span text:style-name="T12">немедленного </text:span>вывода данных в отладочный интерфейс. 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2T13:03:50.867656620</meta:creation-date>
    <meta:generator>LibreOffice/6.0.7.3$Linux_X86_64 LibreOffice_project/00m0$Build-3</meta:generator>
    <dc:date>2019-08-22T18:45:35.300056166</dc:date>
    <meta:editing-duration>PT5H17M53S</meta:editing-duration>
    <meta:editing-cycles>33</meta:editing-cycles>
    <meta:document-statistic meta:table-count="0" meta:image-count="0" meta:object-count="0" meta:page-count="2" meta:paragraph-count="31" meta:word-count="181" meta:character-count="1525" meta:non-whitespace-character-count="1369"/>
  </office:meta>
</office:document-meta>
</file>